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138in"/>
    </style:style>
    <style:style style:name="co10" style:family="table-column">
      <style:table-column-properties fo:break-before="auto" style:column-width="0.9752in"/>
    </style:style>
    <style:style style:name="co11" style:family="table-column">
      <style:table-column-properties fo:break-before="auto" style:column-width="0.331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0.6646in"/>
    </style:style>
    <style:style style:name="co14" style:family="table-column">
      <style:table-column-properties fo:break-before="auto" style:column-width="0.7283in"/>
    </style:style>
    <style:style style:name="co15" style:family="table-column">
      <style:table-column-properties fo:break-before="auto" style:column-width="0.8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518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ffa8"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ffebd8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ffebd8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ackground-color="#ffebd8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d6e2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6e2ff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f7ffc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7ffc9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ebd8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ffebd8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d6e2ff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f7ffc9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fo:background-color="#d1f0ff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d1f0ff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ackground-color="#d1f1ff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d1f1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d1f1f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d1f1ff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background-color="#d1f1ff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d6e2ff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f7ffc9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dffa8"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23" style:family="table-cell" style:parent-style-name="Default">
      <style:table-cell-properties fo:background-color="#c9ffe4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4" style:family="table-cell" style:parent-style-name="Default">
      <style:table-cell-properties fo:background-color="#f7ffc9"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25" style:family="table-cell" style:parent-style-name="Default">
      <style:table-cell-properties fo:border-bottom="none" fo:background-color="#c9ffe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000000"/>
    </style:style>
    <style:style style:name="ce26" style:family="table-cell" style:parent-style-name="Default">
      <style:table-cell-properties fo:border-bottom="none" fo:background-color="#f7ffc9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/>
    </style:style>
  </office:automatic-styles>
  <office:body>
    <office:spreadsheet>
      <table:table table:name="Jav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Batch</text:p>
          </table:table-cell>
          <table:table-cell table:style-name="ce1" office:value-type="string" calcext:value-type="string">
            <text:p>Webservices / REST</text:p>
          </table:table-cell>
          <table:table-cell table:number-columns-repeated="2" table:style-name="ce1" office:value-type="string" calcext:value-type="string">
            <text:p>Browser</text:p>
          </table:table-cell>
          <table:table-cell table:style-name="ce1" office:value-type="string" calcext:value-type="string">
            <text:p>Eclipse RCP or RAP</text:p>
          </table:table-cell>
          <table:table-cell table:style-name="ce1" office:value-type="string" calcext:value-type="string">
            <text:p>Batch</text:p>
          </table:table-cell>
        </table:table-row>
        <table:table-row table:style-name="ro2">
          <table:table-cell/>
          <table:covered-table-cell table:style-name="ce2"/>
          <table:table-cell table:style-name="ce2" office:value-type="string" calcext:value-type="string">
            <text:p>Apache CXF</text:p>
          </table:table-cell>
          <table:table-cell table:style-name="ce9" office:value-type="string" calcext:value-type="string">
            <text:p>Apache Wicket</text:p>
          </table:table-cell>
          <table:table-cell table:style-name="ce13" office:value-type="string" calcext:value-type="string">
            <text:p>Google Web Toolkit</text:p>
          </table:table-cell>
          <table:table-cell table:style-name="ce16" office:value-type="string" calcext:value-type="string" table:number-columns-spanned="2" table:number-rows-spanned="1">
            <text:p>Middleware Layer based on EJB3</text:p>
          </table:table-cell>
          <table:covered-table-cell table:style-name="ce18"/>
        </table:table-row>
        <table:table-row table:style-name="ro2">
          <table:table-cell/>
          <table:covered-table-cell table:style-name="ce3"/>
          <table:table-cell table:style-name="ce2" office:value-type="string" calcext:value-type="string" table:number-columns-spanned="2" table:number-rows-spanned="1">
            <text:p>Tomcat Tomcat</text:p>
          </table:table-cell>
          <table:covered-table-cell table:style-name="ce4"/>
          <table:table-cell table:style-name="ce14" office:value-type="string" calcext:value-type="string">
            <text:p>Tomcat</text:p>
          </table:table-cell>
          <table:table-cell table:style-name="ce17" office:value-type="string" calcext:value-type="string" table:number-columns-spanned="2" table:number-rows-spanned="1">
            <text:p>TomEE, Geronimo, OpenEJB</text:p>
          </table:table-cell>
          <table:covered-table-cell table:style-name="ce17"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Direct Handlers</text:p>
          </table:table-cell>
          <table:covered-table-cell table:style-name="ce4"/>
          <table:covered-table-cell table:style-name="ce10"/>
          <table:table-cell table:style-name="ce15" office:value-type="string" calcext:value-type="string" table:number-columns-spanned="3" table:number-rows-spanned="1">
            <text:p>Distributed Handlers</text:p>
          </table:table-cell>
          <table:covered-table-cell/>
          <table:covered-table-cell table:style-name="ce19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ORM Database Layer based on Apache Cayenne (model's and data transfer objects)</text:p>
          </table:table-cell>
          <table:covered-table-cell table:style-name="ce5"/>
          <table:covered-table-cell table:number-columns-repeated="3" table:style-name="ce11"/>
          <table:covered-table-cell table:style-name="ce20"/>
        </table:table-row>
        <table:table-row table:style-name="ro4">
          <table:table-cell/>
          <table:table-cell table:style-name="ce6" office:value-type="string" calcext:value-type="string" table:number-columns-spanned="2" table:number-rows-spanned="1">
            <text:p>Oracl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MySQL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Derby, MSSQL, or others</text:p>
          </table:table-cell>
          <table:covered-table-cell table:style-name="ce6"/>
        </table:table-row>
        <table:table-row table:style-name="ro5">
          <table:table-cell/>
          <table:table-cell table:style-name="ce7" office:value-type="string" calcext:value-type="string" table:number-columns-spanned="6" table:number-rows-spanned="1">
            <text:p>Operating System</text:p>
          </table:table-cell>
          <table:covered-table-cell table:style-name="ce7"/>
          <table:covered-table-cell table:number-columns-repeated="3" table:style-name="ce12"/>
          <table:covered-table-cell table:style-name="ce21"/>
        </table:table-row>
        <table:table-row table:style-name="ro6">
          <table:table-cell/>
          <table:table-cell table:style-name="ce8" office:value-type="string" calcext:value-type="string" table:number-columns-spanned="3" table:number-rows-spanned="1">
            <text:p>Unix/Linux</text:p>
          </table:table-cell>
          <table:covered-table-cell table:number-columns-repeated="2" table:style-name="ce8"/>
          <table:table-cell table:style-name="ce8" office:value-type="string" calcext:value-type="string">
            <text:p>Apple OS</text:p>
          </table:table-cell>
          <table:table-cell table:style-name="ce8" office:value-type="string" calcext:value-type="string" table:number-columns-spanned="2" table:number-rows-spanned="1">
            <text:p>Microsoft Windows</text:p>
          </table:table-cell>
          <table:covered-table-cell table:style-name="ce8"/>
        </table:table-row>
      </table:table>
      <table:table table:name="Mobile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number-columns-repeated="3"/>
        </table:table-row>
        <table:table-row table:style-name="ro6">
          <table:table-cell/>
          <table:table-cell table:style-name="ce22" office:value-type="string" calcext:value-type="string">
            <text:p>Mobile App</text:p>
          </table:table-cell>
          <table:table-cell table:style-name="ce22" office:value-type="string" calcext:value-type="string" table:number-columns-spanned="1" table:number-rows-spanned="2">
            <text:p>Mobile Browser</text:p>
          </table:table-cell>
        </table:table-row>
        <table:table-row table:style-name="ro7">
          <table:table-cell/>
          <table:table-cell table:style-name="ce23" office:value-type="string" calcext:value-type="string">
            <text:p>Ionic /</text:p>
            <text:p>AngularJS</text:p>
          </table:table-cell>
          <table:covered-table-cell table:style-name="ce25"/>
        </table:table-row>
        <table:table-row table:style-name="ro8">
          <table:table-cell/>
          <table:table-cell table:style-name="ce24" office:value-type="string" calcext:value-type="string" table:number-columns-spanned="2" table:number-rows-spanned="1">
            <text:p>Mobile Operating System</text:p>
          </table:table-cell>
          <table:covered-table-cell table:style-name="ce26"/>
        </table:table-row>
        <table:table-row table:style-name="ro9">
          <table:table-cell/>
          <table:table-cell table:style-name="ce24" office:value-type="string" calcext:value-type="string">
            <text:p>Android</text:p>
          </table:table-cell>
          <table:table-cell table:style-name="ce24" office:value-type="string" calcext:value-type="string">
            <text:p>Apple iOS</text:p>
          </table:table-cell>
        </table:table-row>
      </table:table>
      <table:table table:name="Python" table:style-name="ta1" table:print="false">
        <table:table-column table:style-name="co11" table:default-cell-style-name="Default"/>
        <table:table-column table:style-name="co8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Batch</text:p>
          </table:table-cell>
          <table:table-cell table:style-name="ce1" office:value-type="string" calcext:value-type="string">
            <text:p>Browser</text:p>
          </table:table-cell>
          <table:table-cell table:style-name="ce1" office:value-type="string" calcext:value-type="string">
            <text:p>REST Client</text:p>
          </table:table-cell>
          <table:table-cell table:style-name="ce1" office:value-type="string" calcext:value-type="string">
            <text:p>Browser</text:p>
          </table:table-cell>
          <table:table-cell table:style-name="ce1" office:value-type="string" calcext:value-type="string">
            <text:p>REST Client</text:p>
          </table:table-cell>
          <table:table-cell table:style-name="ce1" office:value-type="string" calcext:value-type="string" table:number-columns-spanned="1" table:number-rows-spanned="5">
            <text:p>Gtk / Glade Client</text:p>
          </table:table-cell>
        </table:table-row>
        <table:table-row table:style-name="ro1">
          <table:table-cell/>
          <table:covered-table-cell table:style-name="ce2"/>
          <table:table-cell table:number-columns-repeated="2" table:style-name="ce9" office:value-type="string" calcext:value-type="string">
            <text:p>Flask</text:p>
          </table:table-cell>
          <table:table-cell table:number-columns-repeated="2" table:style-name="ce13" office:value-type="string" calcext:value-type="string">
            <text:p>Webapp2</text:p>
          </table:table-cell>
          <table:covered-table-cell table:style-name="ce13"/>
        </table:table-row>
        <table:table-row table:style-name="ro10">
          <table:table-cell/>
          <table:covered-table-cell table:style-name="ce3"/>
          <table:table-cell table:number-columns-repeated="2" table:style-name="ce4" office:value-type="string" calcext:value-type="string">
            <text:p>Apache WSGI / Openshift</text:p>
          </table:table-cell>
          <table:table-cell table:number-columns-repeated="2" table:style-name="ce14" office:value-type="string" calcext:value-type="string">
            <text:p>Google App Engine</text:p>
          </table:table-cell>
          <table:covered-table-cell table:style-name="ce1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ORM Database Layer based on SQLAlchemy or DB-API</text:p>
          </table:table-cell>
          <table:covered-table-cell table:style-name="ce5"/>
          <table:covered-table-cell table:number-columns-repeated="4" table:style-name="ce11"/>
        </table:table-row>
        <table:table-row table:style-name="ro1">
          <table:table-cell/>
          <table:table-cell table:style-name="ce6" office:value-type="string" calcext:value-type="string">
            <text:p>MongoDB</text:p>
          </table:table-cell>
          <table:table-cell table:style-name="ce6" office:value-type="string" calcext:value-type="string">
            <text:p>MySQL</text:p>
          </table:table-cell>
          <table:table-cell table:style-name="ce6" office:value-type="string" calcext:value-type="string">
            <text:p>Oracle</text:p>
          </table:table-cell>
          <table:table-cell table:style-name="ce6" office:value-type="string" calcext:value-type="string">
            <text:p>SQL Server</text:p>
          </table:table-cell>
          <table:table-cell table:style-name="ce6" office:value-type="string" calcext:value-type="string">
            <text:p>Postgres</text:p>
          </table:table-cell>
          <table:covered-table-cell table:style-name="ce6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Operating System</text:p>
          </table:table-cell>
          <table:covered-table-cell table:number-columns-repeated="5" table:style-name="ce1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Unix/Linux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Apple O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icrosoft Windows</text:p>
          </table:table-cell>
          <table:covered-table-cell table:style-name="ce8"/>
        </table:table-row>
      </table:table>
      <table:table table:name="NodeJS" table:style-name="ta1">
        <table:table-column table:style-name="co12" table:default-cell-style-name="Default"/>
        <table:table-column table:style-name="co8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Batch</text:p>
          </table:table-cell>
          <table:table-cell table:style-name="ce1" office:value-type="string" calcext:value-type="string">
            <text:p>AngularJS</text:p>
          </table:table-cell>
          <table:table-cell table:style-name="ce1" office:value-type="string" calcext:value-type="string">
            <text:p>Browser</text:p>
          </table:table-cell>
          <table:table-cell table:style-name="ce1" office:value-type="string" calcext:value-type="string">
            <text:p>REST Client</text:p>
          </table:table-cell>
        </table:table-row>
        <table:table-row table:style-name="ro1">
          <table:table-cell/>
          <table:covered-table-cell table:style-name="ce2"/>
          <table:table-cell table:style-name="ce2" office:value-type="string" calcext:value-type="string" table:number-columns-spanned="3" table:number-rows-spanned="1">
            <text:p>Express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style-name="ce3"/>
          <table:table-cell table:style-name="ce4" office:value-type="string" calcext:value-type="string" table:number-columns-spanned="3" table:number-rows-spanned="1">
            <text:p>NodeJS server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Mongoose or MySQL</text:p>
          </table:table-cell>
          <table:covered-table-cell table:number-columns-repeated="2" table:style-name="ce5"/>
          <table:covered-table-cell table:style-name="ce11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MongoDB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MySQL</text:p>
          </table:table-cell>
          <table:covered-table-cell table:style-name="ce6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Operating System</text:p>
          </table:table-cell>
          <table:covered-table-cell table:style-name="ce7"/>
          <table:covered-table-cell table:number-columns-repeated="2" table:style-name="ce12"/>
        </table:table-row>
        <table:table-row table:style-name="ro11">
          <table:table-cell/>
          <table:table-cell table:style-name="ce8" office:value-type="string" calcext:value-type="string">
            <text:p>Unix/Linux</text:p>
          </table:table-cell>
          <table:table-cell table:style-name="ce8" office:value-type="string" calcext:value-type="string" table:number-columns-spanned="2" table:number-rows-spanned="1">
            <text:p>Apple OS</text:p>
          </table:table-cell>
          <table:covered-table-cell table:style-name="ce8"/>
          <table:table-cell table:style-name="ce8" office:value-type="string" calcext:value-type="string">
            <text:p>Microsoft Windows</text:p>
          </table:table-cell>
        </table:table-row>
      </table:table>
      <table:table table:name="Perl-PHP" table:style-name="ta1"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Batch</text:p>
          </table:table-cell>
          <table:table-cell table:style-name="ce1" office:value-type="string" calcext:value-type="string" table:number-columns-spanned="1" table:number-rows-spanned="3">
            <text:p>Tk GUI</text:p>
          </table:table-cell>
          <table:table-cell table:style-name="ce1" office:value-type="string" calcext:value-type="string">
            <text:p>Browser</text:p>
          </table:table-cell>
          <table:table-cell table:style-name="ce1" office:value-type="string" calcext:value-type="string">
            <text:p>REST</text:p>
          </table:table-cell>
          <table:table-cell table:number-columns-repeated="2" table:style-name="ce1" office:value-type="string" calcext:value-type="string">
            <text:p>Browser</text:p>
          </table:table-cell>
          <table:table-cell table:style-name="ce1" office:value-type="string" calcext:value-type="string">
            <text:p>REST Client</text:p>
          </table:table-cell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mod_perl / Apache</text:p>
          </table:table-cell>
          <table:table-cell table:style-name="ce2" office:value-type="string" calcext:value-type="string" table:number-columns-spanned="2" table:number-rows-spanned="1">
            <text:p>Catalyst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Slim</text:p>
          </table:table-cell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4"/>
          <table:table-cell table:style-name="ce4" office:value-type="string" calcext:value-type="string">
            <text:p>mod_perl</text:p>
          </table:table-cell>
          <table:table-cell table:style-name="ce4" office:value-type="string" calcext:value-type="string">
            <text:p>PSGI</text:p>
          </table:table-cell>
          <table:table-cell table:style-name="ce4" office:value-type="string" calcext:value-type="string" table:number-columns-spanned="2" table:number-rows-spanned="1">
            <text:p>PHP/Apache</text:p>
          </table:table-cell>
          <table:covered-table-cell table:style-name="ce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erl DBI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Perl DBI or Perl DBIx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PHP dbo</text:p>
          </table:table-cell>
          <table:covered-table-cell table:style-name="ce11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MySQL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Oracl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Other SQL db's</text:p>
          </table:table-cell>
          <table:covered-table-cell table:style-name="ce6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Operating System</text:p>
          </table:table-cell>
          <table:covered-table-cell table:number-columns-repeated="4" table:style-name="ce7"/>
          <table:covered-table-cell table:number-columns-repeated="2" table:style-name="ce1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Unix/Linux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Apple OS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Microsoft Windows</text:p>
          </table:table-cell>
          <table:covered-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left="0.5902in" fo:margin-right="0.590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 style:data-style-name="N2" text:time-value="15:55:36.605410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Weber Nisslé</meta:initial-creator>
    <meta:creation-date>2009-12-27T12:52:18.57</meta:creation-date>
    <dc:date>2014-06-01T17:37:09.286485962</dc:date>
    <meta:editing-duration>PT1H31M34S</meta:editing-duration>
    <meta:editing-cycles>12</meta:editing-cycles>
    <meta:generator>LibreOffice/4.2.3.3$Linux_X86_64 LibreOffice_project/420m0$Build-3</meta:generator>
    <meta:document-statistic meta:table-count="5" meta:cell-count="89" meta:object-count="0"/>
  </office:meta>
</office:document-meta>
</file>